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cm" fo:margin-left="0cm" fo:margin-right="0cm" table:align="margins"/>
    </style:style>
    <style:style style:name="Tabel2.A" style:family="table-column">
      <style:table-column-properties style:column-width="6.265cm" style:rel-column-width="24152*"/>
    </style:style>
    <style:style style:name="Tabel2.B" style:family="table-column">
      <style:table-column-properties style:column-width="10.735cm" style:rel-column-width="41383*"/>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cm" fo:margin-left="0cm" fo:margin-right="0cm" table:align="margins"/>
    </style:style>
    <style:style style:name="Tabel3.A" style:family="table-column">
      <style:table-column-properties style:column-width="1.746cm" style:rel-column-width="6731*"/>
    </style:style>
    <style:style style:name="Tabel3.B" style:family="table-column">
      <style:table-column-properties style:column-width="4.496cm" style:rel-column-width="17332*"/>
    </style:style>
    <style:style style:name="Tabel3.C" style:family="table-column">
      <style:table-column-properties style:column-width="10.758cm" style:rel-column-width="41472*"/>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17327*"/>
    </style:style>
    <style:style style:name="Tabel3.B2.2" style:family="table-column">
      <style:table-column-properties style:column-width="10.76cm" style:rel-column-width="41477*"/>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fo:margin-left="0cm" fo:margin-right="0cm" table:align="margins"/>
    </style:style>
    <style:style style:name="Tabel12.A" style:family="table-column">
      <style:table-column-properties style:column-width="3.621cm" style:rel-column-width="13959*"/>
    </style:style>
    <style:style style:name="Tabel12.B" style:family="table-column">
      <style:table-column-properties style:column-width="13.379cm" style:rel-column-width="5157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fo:margin-left="0cm" fo:margin-right="0cm" table:align="margins"/>
    </style:style>
    <style:style style:name="Tabel13.A" style:family="table-column">
      <style:table-column-properties style:column-width="6.503cm" style:rel-column-width="25070*"/>
    </style:style>
    <style:style style:name="Tabel13.B" style:family="table-column">
      <style:table-column-properties style:column-width="10.497cm" style:rel-column-width="40465*"/>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fo:margin-left="0cm" fo:margin-right="0cm" table:align="margins"/>
    </style:style>
    <style:style style:name="Tabel14.A" style:family="table-column">
      <style:table-column-properties style:column-width="5.921cm" style:rel-column-width="22826*"/>
    </style:style>
    <style:style style:name="Tabel14.B" style:family="table-column">
      <style:table-column-properties style:column-width="11.079cm" style:rel-column-width="42709*"/>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fo:margin-left="0cm" fo:margin-right="0cm" table:align="margins"/>
    </style:style>
    <style:style style:name="Tabel16.A" style:family="table-column">
      <style:table-column-properties style:column-width="5.101cm" style:rel-column-width="19664*"/>
    </style:style>
    <style:style style:name="Tabel16.B" style:family="table-column">
      <style:table-column-properties style:column-width="11.899cm" style:rel-column-width="45871*"/>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fo:margin-left="0cm" fo:margin-right="0cm" table:align="margins"/>
    </style:style>
    <style:style style:name="Tabel20.A" style:family="table-column">
      <style:table-column-properties style:column-width="5.71cm" style:rel-column-width="22010*"/>
    </style:style>
    <style:style style:name="Tabel20.B" style:family="table-column">
      <style:table-column-properties style:column-width="11.291cm" style:rel-column-width="43525*"/>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fo:margin-left="0cm" fo:margin-right="0cm" table:align="margins"/>
    </style:style>
    <style:style style:name="Tabel21.A" style:family="table-column">
      <style:table-column-properties style:column-width="6.318cm" style:rel-column-width="24356*"/>
    </style:style>
    <style:style style:name="Tabel21.B" style:family="table-column">
      <style:table-column-properties style:column-width="10.682cm" style:rel-column-width="41179*"/>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fo:margin-left="0cm" fo:margin-right="0cm" table:align="margins"/>
    </style:style>
    <style:style style:name="Tabel17.A" style:family="table-column">
      <style:table-column-properties style:column-width="5.736cm" style:rel-column-width="22112*"/>
    </style:style>
    <style:style style:name="Tabel17.B" style:family="table-column">
      <style:table-column-properties style:column-width="11.264cm" style:rel-column-width="43423*"/>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fo:margin-left="0cm" fo:margin-right="0.34cm" table:align="margins"/>
    </style:style>
    <style:style style:name="Tabel18.A" style:family="table-column">
      <style:table-column-properties style:column-width="3.577cm" style:rel-column-width="14071*"/>
    </style:style>
    <style:style style:name="Tabel18.B" style:family="table-column">
      <style:table-column-properties style:column-width="13.083cm" style:rel-column-width="51464*"/>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fo:margin-left="0cm" fo:margin-right="0cm" table:align="margins"/>
    </style:style>
    <style:style style:name="Tabel19.A" style:family="table-column">
      <style:table-column-properties style:column-width="3.621cm" style:rel-column-width="13959*"/>
    </style:style>
    <style:style style:name="Tabel19.B" style:family="table-column">
      <style:table-column-properties style:column-width="13.379cm" style:rel-column-width="51576*"/>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cm" fo:margin-left="0cm" fo:margin-right="0cm" table:align="margins"/>
    </style:style>
    <style:style style:name="Tabel4.A" style:family="table-column">
      <style:table-column-properties style:column-width="5.101cm" style:rel-column-width="19664*"/>
    </style:style>
    <style:style style:name="Tabel4.B" style:family="table-column">
      <style:table-column-properties style:column-width="11.899cm" style:rel-column-width="45871*"/>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cm" fo:margin-left="0cm" fo:margin-right="0cm" table:align="margins"/>
    </style:style>
    <style:style style:name="Tabel5.A" style:family="table-column">
      <style:table-column-properties style:column-width="5.974cm" style:rel-column-width="23030*"/>
    </style:style>
    <style:style style:name="Tabel5.B" style:family="table-column">
      <style:table-column-properties style:column-width="11.026cm" style:rel-column-width="42505*"/>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cm" fo:margin-left="0cm" fo:margin-right="0cm" table:align="margins"/>
    </style:style>
    <style:style style:name="Tabel7.A" style:family="table-column">
      <style:table-column-properties style:column-width="5.286cm" style:rel-column-width="20378*"/>
    </style:style>
    <style:style style:name="Tabel7.B" style:family="table-column">
      <style:table-column-properties style:column-width="11.714cm" style:rel-column-width="45157*"/>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cm" fo:margin-left="0cm" fo:margin-right="0cm" table:align="margins"/>
    </style:style>
    <style:style style:name="Tabel9.A" style:family="table-column">
      <style:table-column-properties style:column-width="5.948cm" style:rel-column-width="22928*"/>
    </style:style>
    <style:style style:name="Tabel9.B" style:family="table-column">
      <style:table-column-properties style:column-width="11.053cm" style:rel-column-width="42607*"/>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cm" fo:margin-left="0cm" fo:margin-right="0cm" table:align="margins"/>
    </style:style>
    <style:style style:name="Tabel10.A" style:family="table-column">
      <style:table-column-properties style:column-width="5.551cm" style:rel-column-width="21398*"/>
    </style:style>
    <style:style style:name="Tabel10.B" style:family="table-column">
      <style:table-column-properties style:column-width="11.449cm" style:rel-column-width="44137*"/>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7cm" style:rel-width="100%" fo:margin-top="0cm" fo:margin-bottom="0.199cm" table:align="left"/>
    </style:style>
    <style:style style:name="Tabel1.A" style:family="table-column">
      <style:table-column-properties style:column-width="5.666cm" style:rel-column-width="3212*"/>
    </style:style>
    <style:style style:name="Tabel1.C" style:family="table-column">
      <style:table-column-properties style:column-width="5.669cm" style:rel-column-width="3214*"/>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cm" fo:margin-left="0cm" fo:margin-right="0cm" table:align="margins"/>
    </style:style>
    <style:style style:name="Table1.A" style:family="table-column">
      <style:table-column-properties style:column-width="6.265cm" style:rel-column-width="24152*"/>
    </style:style>
    <style:style style:name="Table1.B" style:family="table-column">
      <style:table-column-properties style:column-width="10.735cm" style:rel-column-width="41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fo:margin-left="0cm" fo:margin-right="0cm" table:align="margins"/>
    </style:style>
    <style:style style:name="Tabel23.A" style:family="table-column">
      <style:table-column-properties style:column-width="4.653cm" style:rel-column-width="17937*"/>
    </style:style>
    <style:style style:name="Tabel23.B" style:family="table-column">
      <style:table-column-properties style:column-width="12.347cm" style:rel-column-width="47598*"/>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Text_20_body">
      <style:text-properties officeooo:paragraph-rsid="006d7b02"/>
    </style:style>
    <style:style style:name="P18" style:family="paragraph" style:parent-style-name="Text_20_body">
      <style:text-properties officeooo:rsid="006d7b02" officeooo:paragraph-rsid="006d7b02"/>
    </style:style>
    <style:style style:name="P19" style:family="paragraph" style:parent-style-name="Text_20_body">
      <style:text-properties officeooo:rsid="0072abad" officeooo:paragraph-rsid="0072abad"/>
    </style:style>
    <style:style style:name="P20" style:family="paragraph" style:parent-style-name="Text_20_body">
      <style:text-properties officeooo:rsid="00747817" officeooo:paragraph-rsid="00747817"/>
    </style:style>
    <style:style style:name="P21" style:family="paragraph" style:parent-style-name="Text_20_body">
      <style:text-properties officeooo:rsid="00715c75" officeooo:paragraph-rsid="00715c75"/>
    </style:style>
    <style:style style:name="P22" style:family="paragraph" style:parent-style-name="Text_20_body">
      <style:text-properties officeooo:rsid="00715c75" officeooo:paragraph-rsid="007613c3"/>
    </style:style>
    <style:style style:name="P23" style:family="paragraph" style:parent-style-name="Text_20_body">
      <style:text-properties officeooo:rsid="007613c3" officeooo:paragraph-rsid="007613c3"/>
    </style:style>
    <style:style style:name="P24" style:family="paragraph" style:parent-style-name="Text_20_body">
      <style:text-properties officeooo:rsid="006bbc52" officeooo:paragraph-rsid="007822b9"/>
    </style:style>
    <style:style style:name="P25"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26"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7"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8"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9" style:family="paragraph" style:parent-style-name="Table_20_Contents">
      <style:paragraph-properties style:writing-mode="lr-tb"/>
    </style:style>
    <style:style style:name="P30" style:family="paragraph" style:parent-style-name="Footnote">
      <style:text-properties officeooo:rsid="001ac3b8" officeooo:paragraph-rsid="001ac3b8"/>
    </style:style>
    <style:style style:name="P31" style:family="paragraph" style:parent-style-name="Footnote">
      <style:text-properties officeooo:rsid="003a9d11" officeooo:paragraph-rsid="003a9d11"/>
    </style:style>
    <style:style style:name="P32" style:family="paragraph" style:parent-style-name="Footnote">
      <style:text-properties officeooo:rsid="0054ddad" officeooo:paragraph-rsid="0054ddad"/>
    </style:style>
    <style:style style:name="P33" style:family="paragraph" style:parent-style-name="Footnote">
      <style:text-properties officeooo:rsid="005cef45" officeooo:paragraph-rsid="005cef45"/>
    </style:style>
    <style:style style:name="P34" style:family="paragraph" style:parent-style-name="Preformatted_20_Text">
      <style:text-properties officeooo:rsid="001fd834" officeooo:paragraph-rsid="001fd834"/>
    </style:style>
    <style:style style:name="P35" style:family="paragraph" style:parent-style-name="Preformatted_20_Text">
      <style:text-properties officeooo:paragraph-rsid="001fd834"/>
    </style:style>
    <style:style style:name="P36" style:family="paragraph" style:parent-style-name="Preformatted_20_Text">
      <style:text-properties officeooo:rsid="002fab3d" officeooo:paragraph-rsid="002fab3d"/>
    </style:style>
    <style:style style:name="P37" style:family="paragraph" style:parent-style-name="Preformatted_20_Text">
      <style:text-properties officeooo:rsid="002fab3d" officeooo:paragraph-rsid="0034514d"/>
    </style:style>
    <style:style style:name="P38" style:family="paragraph" style:parent-style-name="Preformatted_20_Text">
      <style:text-properties officeooo:rsid="006d7b02" officeooo:paragraph-rsid="006d7b02"/>
    </style:style>
    <style:style style:name="P39" style:family="paragraph" style:parent-style-name="Preformatted_20_Text">
      <style:text-properties officeooo:rsid="00715c75" officeooo:paragraph-rsid="00715c75"/>
    </style:style>
    <style:style style:name="P40" style:family="paragraph" style:parent-style-name="Preformatted_20_Text">
      <style:text-properties officeooo:rsid="00715c75" officeooo:paragraph-rsid="007613c3"/>
    </style:style>
    <style:style style:name="P41" style:family="paragraph" style:parent-style-name="Preformatted_20_Text">
      <style:text-properties officeooo:paragraph-rsid="00715c75"/>
    </style:style>
    <style:style style:name="P42" style:family="paragraph" style:parent-style-name="Preformatted_20_Text">
      <style:text-properties officeooo:rsid="0072abad" officeooo:paragraph-rsid="0072abad"/>
    </style:style>
    <style:style style:name="P43" style:family="paragraph" style:parent-style-name="Preformatted_20_Text">
      <style:text-properties officeooo:rsid="007613c3" officeooo:paragraph-rsid="007613c3"/>
    </style:style>
    <style:style style:name="P44" style:family="paragraph" style:parent-style-name="Preformatted_20_Text">
      <style:text-properties officeooo:paragraph-rsid="007613c3"/>
    </style:style>
    <style:style style:name="P45" style:family="paragraph" style:parent-style-name="Table_20_Contents">
      <style:text-properties officeooo:paragraph-rsid="002b8296"/>
    </style:style>
    <style:style style:name="P46" style:family="paragraph" style:parent-style-name="Table_20_Contents">
      <style:text-properties officeooo:rsid="002d352a" officeooo:paragraph-rsid="002d352a"/>
    </style:style>
    <style:style style:name="P47" style:family="paragraph" style:parent-style-name="Table_20_Contents">
      <style:text-properties officeooo:paragraph-rsid="002fab3d"/>
    </style:style>
    <style:style style:name="P48" style:family="paragraph" style:parent-style-name="Table_20_Contents">
      <style:text-properties officeooo:paragraph-rsid="0035eba3"/>
    </style:style>
    <style:style style:name="P49" style:family="paragraph" style:parent-style-name="Table_20_Contents">
      <style:text-properties officeooo:rsid="0035eba3" officeooo:paragraph-rsid="0035eba3"/>
    </style:style>
    <style:style style:name="P50" style:family="paragraph" style:parent-style-name="Table_20_Contents">
      <style:text-properties officeooo:rsid="0035f7f9" officeooo:paragraph-rsid="0035f7f9"/>
    </style:style>
    <style:style style:name="P51" style:family="paragraph" style:parent-style-name="Table_20_Contents">
      <style:text-properties officeooo:paragraph-rsid="0038144c"/>
    </style:style>
    <style:style style:name="P52" style:family="paragraph" style:parent-style-name="Table_20_Contents">
      <style:text-properties officeooo:paragraph-rsid="005317dc"/>
    </style:style>
    <style:style style:name="P53" style:family="paragraph" style:parent-style-name="Table_20_Contents">
      <style:text-properties officeooo:rsid="005317dc" officeooo:paragraph-rsid="005317dc"/>
    </style:style>
    <style:style style:name="P54" style:family="paragraph" style:parent-style-name="Table_20_Contents">
      <style:text-properties officeooo:rsid="00556f70" officeooo:paragraph-rsid="00556f70"/>
    </style:style>
    <style:style style:name="P55" style:family="paragraph" style:parent-style-name="Table_20_Contents">
      <style:text-properties officeooo:paragraph-rsid="005bd697"/>
    </style:style>
    <style:style style:name="P56" style:family="paragraph" style:parent-style-name="Table_20_Contents">
      <style:text-properties officeooo:rsid="005d42e2" officeooo:paragraph-rsid="005d42e2"/>
    </style:style>
    <style:style style:name="P57" style:family="paragraph" style:parent-style-name="Table_20_Contents">
      <style:text-properties officeooo:rsid="005e74ed" officeooo:paragraph-rsid="005e74ed"/>
    </style:style>
    <style:style style:name="P58" style:family="paragraph" style:parent-style-name="Table_20_Contents">
      <style:text-properties officeooo:rsid="005e74ed" officeooo:paragraph-rsid="007f6ae4"/>
    </style:style>
    <style:style style:name="P59" style:family="paragraph" style:parent-style-name="Table_20_Contents">
      <style:text-properties officeooo:paragraph-rsid="00626e9c"/>
    </style:style>
    <style:style style:name="P60" style:family="paragraph" style:parent-style-name="Table_20_Contents">
      <style:text-properties officeooo:rsid="00626e9c" officeooo:paragraph-rsid="00626e9c"/>
    </style:style>
    <style:style style:name="P61" style:family="paragraph" style:parent-style-name="Table_20_Contents">
      <style:text-properties officeooo:rsid="0066e2b1" officeooo:paragraph-rsid="0066e2b1"/>
    </style:style>
    <style:style style:name="P62" style:family="paragraph" style:parent-style-name="Table_20_Contents">
      <style:text-properties officeooo:paragraph-rsid="006760f3"/>
    </style:style>
    <style:style style:name="P63" style:family="paragraph" style:parent-style-name="Table_20_Contents">
      <style:text-properties officeooo:rsid="006760f3" officeooo:paragraph-rsid="006760f3"/>
    </style:style>
    <style:style style:name="P64" style:family="paragraph" style:parent-style-name="Table_20_Contents">
      <style:text-properties officeooo:paragraph-rsid="006a7be4"/>
    </style:style>
    <style:style style:name="P65" style:family="paragraph" style:parent-style-name="Table_20_Contents">
      <style:text-properties officeooo:rsid="006a7be4" officeooo:paragraph-rsid="006a7be4"/>
    </style:style>
    <style:style style:name="P66" style:family="paragraph" style:parent-style-name="Table_20_Contents">
      <style:text-properties officeooo:rsid="006bbc52" officeooo:paragraph-rsid="006bbc52"/>
    </style:style>
    <style:style style:name="P67" style:family="paragraph" style:parent-style-name="Table_20_Contents">
      <style:text-properties officeooo:paragraph-rsid="0070100a"/>
    </style:style>
    <style:style style:name="P68" style:family="paragraph" style:parent-style-name="Table_20_Contents">
      <style:text-properties officeooo:rsid="0070100a" officeooo:paragraph-rsid="0070100a"/>
    </style:style>
    <style:style style:name="P69" style:family="paragraph" style:parent-style-name="Table_20_Contents">
      <style:text-properties officeooo:paragraph-rsid="007afbec"/>
    </style:style>
    <style:style style:name="P70" style:family="paragraph" style:parent-style-name="Table_20_Contents">
      <style:text-properties officeooo:rsid="007afbec" officeooo:paragraph-rsid="007afbec"/>
    </style:style>
    <style:style style:name="P71" style:family="paragraph" style:parent-style-name="Table_20_Contents">
      <style:text-properties officeooo:paragraph-rsid="007f6ae4"/>
    </style:style>
    <style:style style:name="P72" style:family="paragraph" style:parent-style-name="Table_20_Contents">
      <style:text-properties officeooo:paragraph-rsid="0080b77b"/>
    </style:style>
    <style:style style:name="P73" style:family="paragraph" style:parent-style-name="Table_20_Heading">
      <style:text-properties officeooo:paragraph-rsid="002fab3d"/>
    </style:style>
    <style:style style:name="P74" style:family="paragraph" style:parent-style-name="Heading_20_4">
      <style:text-properties officeooo:rsid="00497796"/>
    </style:style>
    <style:style style:name="P75" style:family="paragraph" style:parent-style-name="Text_20_body_20_left_20_justified">
      <style:text-properties officeooo:paragraph-rsid="00567f92"/>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79" style:family="paragraph" style:parent-style-name="Heading_20_2">
      <style:text-properties officeooo:rsid="002e5590" officeooo:paragraph-rsid="002e5590"/>
    </style:style>
    <style:style style:name="P80" style:family="paragraph" style:parent-style-name="Heading_20_2">
      <style:text-properties officeooo:paragraph-rsid="002fab3d"/>
    </style:style>
    <style:style style:name="P81" style:family="paragraph" style:parent-style-name="Heading_20_2">
      <style:text-properties officeooo:rsid="00715c75" officeooo:paragraph-rsid="00715c75"/>
    </style:style>
    <style:style style:name="P82" style:family="paragraph" style:parent-style-name="Heading_20_3">
      <style:text-properties officeooo:paragraph-rsid="0035eba3"/>
    </style:style>
    <style:style style:name="P83" style:family="paragraph" style:parent-style-name="Heading_20_3">
      <style:text-properties officeooo:rsid="007613c3" officeooo:paragraph-rsid="007613c3"/>
    </style:style>
    <style:style style:name="P84" style:family="paragraph" style:parent-style-name="Preformatted_20_Text" style:list-style-name="L10"/>
    <style:style style:name="P85" style:family="paragraph" style:parent-style-name="Table_20_Contents" style:list-style-name="L12"/>
    <style:style style:name="P86" style:family="paragraph" style:parent-style-name="Text_20_body" style:list-style-name="L1"/>
    <style:style style:name="P87" style:family="paragraph" style:parent-style-name="Text_20_body" style:list-style-name="L2"/>
    <style:style style:name="P88" style:family="paragraph" style:parent-style-name="Text_20_body" style:list-style-name="L3"/>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6">
      <style:text-properties officeooo:paragraph-rsid="001aa70e"/>
    </style:style>
    <style:style style:name="P93" style:family="paragraph" style:parent-style-name="Text_20_body" style:list-style-name="L7"/>
    <style:style style:name="P94" style:family="paragraph" style:parent-style-name="Text_20_body" style:list-style-name="L8"/>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L11"/>
    <style:style style:name="P98" style:family="paragraph" style:parent-style-name="Text_20_body" style:list-style-name="L11">
      <style:text-properties officeooo:paragraph-rsid="007afbec"/>
    </style:style>
    <style:style style:name="P99" style:family="paragraph" style:parent-style-name="Text_20_body" style:list-style-name="L13"/>
    <style:style style:name="P100" style:family="paragraph" style:parent-style-name="Text_20_body" style:list-style-name="L13">
      <style:text-properties officeooo:rsid="0026b616" officeooo:paragraph-rsid="0026b616"/>
    </style:style>
    <style:style style:name="P101" style:family="paragraph" style:parent-style-name="Text_20_body" style:list-style-name="L14"/>
    <style:style style:name="P102" style:family="paragraph" style:parent-style-name="Text_20_body" style:list-style-name="L15">
      <style:text-properties officeooo:rsid="00715c75" officeooo:paragraph-rsid="007fc392"/>
    </style:style>
    <style:style style:name="P103" style:family="paragraph" style:parent-style-name="Text_20_body" style:list-style-name="L15">
      <style:text-properties officeooo:rsid="00715c75" officeooo:paragraph-rsid="00715c75"/>
    </style:style>
    <style:style style:name="P104" style:family="paragraph" style:parent-style-name="Text_20_body" style:list-style-name="L16"/>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f3744"/>
    </style:style>
    <style:style style:name="T33" style:family="text">
      <style:text-properties officeooo:rsid="004119ff"/>
    </style:style>
    <style:style style:name="T34" style:family="text">
      <style:text-properties officeooo:rsid="004368ac"/>
    </style:style>
    <style:style style:name="T35" style:family="text">
      <style:text-properties officeooo:rsid="004438e7"/>
    </style:style>
    <style:style style:name="T36" style:family="text">
      <style:text-properties officeooo:rsid="0044769c"/>
    </style:style>
    <style:style style:name="T37" style:family="text">
      <style:text-properties officeooo:rsid="0045f999"/>
    </style:style>
    <style:style style:name="T38" style:family="text">
      <style:text-properties officeooo:rsid="0047c9e0"/>
    </style:style>
    <style:style style:name="T39" style:family="text">
      <style:text-properties officeooo:rsid="004938d6"/>
    </style:style>
    <style:style style:name="T40" style:family="text">
      <style:text-properties officeooo:rsid="004fd984"/>
    </style:style>
    <style:style style:name="T41" style:family="text">
      <style:text-properties officeooo:rsid="005317dc"/>
    </style:style>
    <style:style style:name="T42" style:family="text">
      <style:text-properties officeooo:rsid="0054ddad"/>
    </style:style>
    <style:style style:name="T43" style:family="text">
      <style:text-properties officeooo:rsid="00556f70"/>
    </style:style>
    <style:style style:name="T44" style:family="text">
      <style:text-properties officeooo:rsid="00567f92"/>
    </style:style>
    <style:style style:name="T45" style:family="text">
      <style:text-properties officeooo:rsid="00582dcb"/>
    </style:style>
    <style:style style:name="T46" style:family="text">
      <style:text-properties officeooo:rsid="0059c150"/>
    </style:style>
    <style:style style:name="T47" style:family="text">
      <style:text-properties officeooo:rsid="005bd697"/>
    </style:style>
    <style:style style:name="T48" style:family="text">
      <style:text-properties officeooo:rsid="005cef45"/>
    </style:style>
    <style:style style:name="T49" style:family="text">
      <style:text-properties officeooo:rsid="005ffc7d"/>
    </style:style>
    <style:style style:name="T50" style:family="text">
      <style:text-properties officeooo:rsid="00626e9c"/>
    </style:style>
    <style:style style:name="T51" style:family="text">
      <style:text-properties officeooo:rsid="00650b4e"/>
    </style:style>
    <style:style style:name="T52" style:family="text">
      <style:text-properties officeooo:rsid="006621bf"/>
    </style:style>
    <style:style style:name="T53" style:family="text">
      <style:text-properties officeooo:rsid="00675c9b"/>
    </style:style>
    <style:style style:name="T54" style:family="text">
      <style:text-properties officeooo:rsid="006760f3"/>
    </style:style>
    <style:style style:name="T55" style:family="text">
      <style:text-properties officeooo:rsid="006a7be4"/>
    </style:style>
    <style:style style:name="T56" style:family="text">
      <style:text-properties officeooo:rsid="006d7b02"/>
    </style:style>
    <style:style style:name="T57" style:family="text">
      <style:text-properties officeooo:rsid="0070100a"/>
    </style:style>
    <style:style style:name="T58" style:family="text">
      <style:text-properties officeooo:rsid="0072abad"/>
    </style:style>
    <style:style style:name="T59" style:family="text">
      <style:text-properties officeooo:rsid="00747817"/>
    </style:style>
    <style:style style:name="T60" style:family="text">
      <style:text-properties officeooo:rsid="007613c3"/>
    </style:style>
    <style:style style:name="T61" style:family="text">
      <style:text-properties officeooo:rsid="007822b9"/>
    </style:style>
    <style:style style:name="T62" style:family="text">
      <style:text-properties officeooo:rsid="00796d51"/>
    </style:style>
    <style:style style:name="T63" style:family="text">
      <style:text-properties officeooo:rsid="007afbec"/>
    </style:style>
    <style:style style:name="T64" style:family="text">
      <style:text-properties officeooo:rsid="007cbc3f"/>
    </style:style>
    <style:style style:name="T65" style:family="text">
      <style:text-properties officeooo:rsid="007dd0d3"/>
    </style:style>
    <style:style style:name="T66" style:family="text">
      <style:text-properties officeooo:rsid="007f6ae4"/>
    </style:style>
    <style:style style:name="T67" style:family="text">
      <style:text-properties officeooo:rsid="005e74ed"/>
    </style:style>
    <style:style style:name="T68" style:family="text">
      <style:text-properties style:font-name="Latin Modern Mono" fo:font-size="11pt" fo:font-weight="normal" officeooo:rsid="007f6ae4" style:font-name-asian="Cumberland" style:font-name-complex="Cumberland"/>
    </style:style>
    <style:style style:name="T69" style:family="text">
      <style:text-properties style:font-name="Latin Modern Mono" fo:font-size="11pt" fo:font-weight="normal" officeooo:rsid="007fc392" style:font-name-asian="Cumberland" style:font-name-complex="Cumberland"/>
    </style:style>
    <style:style style:name="T70" style:family="text">
      <style:text-properties fo:font-size="11pt" fo:font-weight="normal" officeooo:rsid="007f6ae4"/>
    </style:style>
    <style:style style:name="T71" style:family="text">
      <style:text-properties fo:font-size="11pt" fo:font-weight="normal" officeooo:rsid="0081c326"/>
    </style:style>
    <style:style style:name="T72" style:family="text">
      <style:text-properties officeooo:rsid="007fc392"/>
    </style:style>
    <style:style style:name="T73" style:family="text">
      <style:text-properties officeooo:rsid="0080b77b"/>
    </style:style>
    <style:style style:name="T74" style:family="text">
      <style:text-properties officeooo:rsid="0081c326"/>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User's manual for</text:p>
      <text:p text:style-name="P27"><draw:frame draw:style-name="fr1" draw:name="Graphic1" text:anchor-type="as-char" svg:width="10.978cm" svg:height="2.064cm" draw:z-index="0"><draw:image xlink:href="../w2llogo.png" xlink:type="simple" xlink:show="embed" xlink:actuate="onLoad" loext:mime-type="image/png"/></draw:frame></text:p>
      <text:p text:style-name="P28">Converter library and LibreOffice extension supporting LaTeX, BibTeX and HTML5</text:p>
      <text:p text:style-name="P26">version 1.<text:span text:style-name="T32">9.4 alpha</text:span> test release</text:p>
      <text:p text:style-name="P25">© 2002–20<text:span text:style-name="T72">22</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76">1 <text:a xlink:type="simple" xlink:href="#__RefHeading__4539_1948605489" text:style-name="Internet_20_link" text:visited-style-name="Internet_20_link">Introduction</text:a><text:tab/>3</text:p>
          <text:p text:style-name="P77">1.1 <text:a xlink:type="simple" xlink:href="#__RefHeading__4541_1948605489" text:style-name="Internet_20_link" text:visited-style-name="Internet_20_link">What is Writer2LaTeX?</text:a><text:tab/>3</text:p>
          <text:p text:style-name="P77">1.2 <text:a xlink:type="simple" xlink:href="#__RefHeading__4543_1948605489" text:style-name="Internet_20_link" text:visited-style-name="Internet_20_link">More about LaTeX and BibTeX support</text:a><text:tab/>3</text:p>
          <text:p text:style-name="P77">1.3 <text:a xlink:type="simple" xlink:href="#__RefHeading__4545_1948605489" text:style-name="Internet_20_link" text:visited-style-name="Internet_20_link">More about HTML5 support</text:a><text:tab/>4</text:p>
          <text:p text:style-name="P76">2 <text:a xlink:type="simple" xlink:href="#__RefHeading__4547_1948605489" text:style-name="Internet_20_link" text:visited-style-name="Internet_20_link">Using the extensions</text:a><text:tab/>5</text:p>
          <text:p text:style-name="P77">2.1 <text:a xlink:type="simple" xlink:href="#__RefHeading__4549_1948605489" text:style-name="Internet_20_link" text:visited-style-name="Internet_20_link">Installing of the extensions</text:a><text:tab/>5</text:p>
          <text:p text:style-name="P77">2.2 <text:a xlink:type="simple" xlink:href="#__RefHeading__4551_1948605489" text:style-name="Internet_20_link" text:visited-style-name="Internet_20_link">Using the extensions</text:a><text:tab/>5</text:p>
          <text:p text:style-name="P77">2.3 <text:a xlink:type="simple" xlink:href="#__RefHeading__4787_2050738568" text:style-name="Internet_20_link" text:visited-style-name="Internet_20_link">Exporting from the command line</text:a><text:tab/>5</text:p>
          <text:p text:style-name="P77">2.4 <text:a xlink:type="simple" xlink:href="#__RefHeading__4559_1948605489" text:style-name="Internet_20_link" text:visited-style-name="Internet_20_link">Custom configuration</text:a><text:tab/>6</text:p>
          <text:p text:style-name="P77">2.5 <text:a xlink:type="simple" xlink:href="#__RefHeading__4561_1948605489" text:style-name="Internet_20_link" text:visited-style-name="Internet_20_link">Configuration packages</text:a><text:tab/>6</text:p>
          <text:p text:style-name="P76">3 <text:a xlink:type="simple" xlink:href="#__RefHeading__4563_1948605489" text:style-name="Internet_20_link" text:visited-style-name="Internet_20_link">Using the command line utility</text:a><text:tab/>11</text:p>
          <text:p text:style-name="P77">3.1 <text:a xlink:type="simple" xlink:href="#__RefHeading__4565_1948605489" text:style-name="Internet_20_link" text:visited-style-name="Internet_20_link">How to install Writer2LaTeX for command line usage</text:a><text:tab/>11</text:p>
          <text:p text:style-name="P77">3.2 <text:a xlink:type="simple" xlink:href="#__RefHeading__4567_1948605489" text:style-name="Internet_20_link" text:visited-style-name="Internet_20_link">Using the command line utility</text:a><text:tab/>12</text:p>
          <text:p text:style-name="P76">4 <text:a xlink:type="simple" xlink:href="#__RefHeading__4569_1948605489" text:style-name="Internet_20_link" text:visited-style-name="Internet_20_link">Configuration</text:a><text:tab/>14</text:p>
          <text:p text:style-name="P77">4.1 <text:a xlink:type="simple" xlink:href="#__RefHeading__4571_1948605489" text:style-name="Internet_20_link" text:visited-style-name="Internet_20_link">LaTeX configuration</text:a><text:tab/>14</text:p>
          <text:p text:style-name="P77">4.2 <text:a xlink:type="simple" xlink:href="#__RefHeading__4573_1948605489" text:style-name="Internet_20_link" text:visited-style-name="Internet_20_link">HTML5 configuration</text:a><text:tab/>27</text:p>
          <text:p text:style-name="P77">4.3 <text:a xlink:type="simple" xlink:href="#__RefHeading__4575_1948605489" text:style-name="Internet_20_link" text:visited-style-name="Internet_20_link">Using LibreOffice to create HTML5 documents</text:a><text:tab/>37</text:p>
          <text:p text:style-name="P76">5 <text:a xlink:type="simple" xlink:href="#__RefHeading__4585_1948605489" text:style-name="Internet_20_link" text:visited-style-name="Internet_20_link">Using Writer2LaTeX from another application</text:a><text:tab/>40</text:p>
          <text:p text:style-name="P77">5.1 <text:a xlink:type="simple" xlink:href="#__RefHeading__4587_1948605489" text:style-name="Internet_20_link" text:visited-style-name="Internet_20_link">Using Writer2LaTeX from a Java application</text:a><text:tab/>40</text:p>
          <text:p text:style-name="P77">5.2 <text:a xlink:type="simple" xlink:href="#__RefHeading__4589_1948605489" text:style-name="Internet_20_link" text:visited-style-name="Internet_20_link">Using Writer2LaTeX from a Basic macro</text:a><text:tab/>41</text:p>
          <text:p text:style-name="P77">5.3 <text:a xlink:type="simple" xlink:href="#__RefHeading__4593_1948605489" text:style-name="Internet_20_link" text:visited-style-name="Internet_20_link">Converting from StarMath with a Basic macro</text:a><text:tab/>42</text:p>
          <text:p text:style-name="P76">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0">Three formats are supported:</text:span></text:p>
      <text:list xml:id="list442182162" text:style-name="L1">
        <text:list-item>
          <text:p text:style-name="P86"><text:span text:style-name="T40">You can convert </text:span>OpenDocument text documents to LaTeX 2e.</text:p>
        </text:list-item>
        <text:list-item>
          <text:p text:style-name="P86"><text:span text:style-name="T40">You can extract</text:span> bibliographic data from an OpenDocument text document and convert it to BibTeX format.</text:p>
        </text:list-item>
        <text:list-item>
          <text:p text:style-name="P86"><text:span text:style-name="T40">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31">It <text:span text:style-name="T34">will probably</text:span> work with Apache OpenOffice <text:span text:style-name="T34">as well.</text:span></text:p></text:note-body></text:note>. You can use Writer2LaTeX</text:p>
      <text:list xml:id="list3432350221" text:style-name="L2">
        <text:list-item>
          <text:p text:style-name="P87">...as an <text:span text:style-name="T2">ex</text:span><text:span text:style-name="T3">tension</text:span> for <text:span text:style-name="T13">LibreOffice providing support for LaTeX, BibTeX and HTML5</text:span></text:p>
        </text:list-item>
        <text:list-item>
          <text:p text:style-name="P87">...as a <text:span text:style-name="T2">command line utility</text:span>, independent of <text:span text:style-name="T13">LibreOffice</text:span>.</text:p>
        </text:list-item>
        <text:list-item>
          <text:p text:style-name="P8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0">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756009569" text:style-name="L3">
        <text:list-item>
          <text:p text:style-name="P88">You can use LaTeX as a typesetting engine for your LO documents: Writer2LaTeX can be configured to create a LaTeX document with as much formatting as possible preserved. Note that the resulting LaTeX source will be readable, but not very clean.</text:p>
          <text:p text:style-name="P88">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88"><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88">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0">HTML5 support</text:span><text:bookmark-end text:name="__RefHeading__4545_1948605489"/></text:h>
      <text:p text:style-name="Text_20_body">The primary goal for Writer2<text:span text:style-name="T40">LaTeX</text:span> is to provide <text:span text:style-name="T2">standards compliant</text:span> <text:span text:style-name="T36">HTML5</text:span> documents which can be customized to your specific needs.</text:p>
      <text:list xml:id="list2082290593" text:style-name="L4">
        <text:list-item>
          <text:p text:style-name="P89">Standards compliance is necessary to ensure consistent results when the document is viewed in different browsers. It is also vital to ensure that the created document can be processed further by other tools. <text:span text:style-name="T40">To facilitate this, Writer2LaTeX creates </text:span><text:span text:style-name="T4">polyglot HTML5</text:span><text:span text:style-name="T10">.</text:span></text:p>
        </text:list-item>
        <text:list-item>
          <text:p text:style-name="P89">Customization means that you can control important aspects about the conversion. In particular you can control the style of the document:</text:p>
          <text:list>
            <text:list-item>
              <text:p text:style-name="P89">You can let Writer<text:span text:style-name="T40">2LaTeX</text:span> convert the style information in the source document and thus get an <text:span text:style-name="T36">HTML5</text:span> document that has the same general appearance as the original, but is adapted to an online environment.</text:p>
            </text:list-item>
            <text:list-item>
              <text:p text:style-name="P89">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3858453229" text:style-name="L5">
        <text:list-item>
          <text:p text:style-name="P90"><text:span text:style-name="T6">writer2latex.oxt</text:span> installs <text:span text:style-name="T22">support for</text:span> LaTeX and BibTeX export in Writer</text:p>
        </text:list-item>
        <text:list-item>
          <text:p text:style-name="P90"><text:span text:style-name="T6">writer2xhtml.oxt</text:span> installs <text:span text:style-name="T22">support for</text:span> HTML<text:span text:style-name="T36">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79"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6">5</text:span> from the command line. For example to export to HTML5, use the command line</text:p>
      <text:p text:style-name="P36">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37">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94061040579920">
          <table:table-cell table:style-name="Tabel2.A1" office:value-type="string">
            <text:p text:style-name="P73">Format</text:p>
          </table:table-cell>
          <table:table-cell table:style-name="Tabel2.B1" office:value-type="string">
            <text:p text:style-name="P73">FilterName</text:p>
          </table:table-cell>
        </table:table-row>
        <table:table-row table:style-name="TableLine94061040533056">
          <table:table-cell table:style-name="Tabel2.A2" office:value-type="string">
            <text:p text:style-name="P47">LaTeX</text:p>
          </table:table-cell>
          <table:table-cell table:style-name="Tabel2.B2" office:value-type="string">
            <text:p text:style-name="P47"><text:span text:style-name="Source_20_Text">org.openoffice.da.writer2latex</text:span></text:p>
          </table:table-cell>
        </table:table-row>
        <table:table-row table:style-name="TableLine94061040538544">
          <table:table-cell table:style-name="Tabel2.A2" office:value-type="string">
            <text:p text:style-name="P47">BibTeX</text:p>
          </table:table-cell>
          <table:table-cell table:style-name="Tabel2.B2" office:value-type="string">
            <text:p text:style-name="P47"><text:span text:style-name="Source_20_Text">org.openoffice.da.writer2bibtex</text:span></text:p>
          </table:table-cell>
        </table:table-row>
        <table:table-row table:style-name="TableLine94061040543840">
          <table:table-cell table:style-name="Tabel2.A2" office:value-type="string">
            <text:p text:style-name="P47">HTML5</text:p>
          </table:table-cell>
          <table:table-cell table:style-name="Tabel2.B2" office:value-type="string">
            <text:p text:style-name="P47"><text:span text:style-name="Source_20_Text">org.openoffice.da.writer2xhtml5</text:span></text:p>
          </table:table-cell>
        </table:table-row>
      </table:table>
      <text:h text:style-name="P80"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3428214828" text:style-name="L6">
        <text:list-item>
          <text:p text:style-name="P91">On unix-like systems this folder will usually be something like</text:p>
          <text:p text:style-name="P92"><text:span text:style-name="Source_20_Text">home directory/.</text:span><text:span text:style-name="Source_20_Text"><text:span text:style-name="T14">config/libreoffce/4</text:span></text:span><text:span text:style-name="Source_20_Text">/user</text:span></text:p>
        </text:list-item>
        <text:list-item>
          <text:p text:style-name="P91">On Windows it will usually be something like</text:p>
          <text:p text:style-name="P91"><text:span text:style-name="Source_20_Text">C:\Documents and Settings\username\OpenOffice.org2\user</text:span></text:p>
          <text:p text:style-name="P91">or</text:p>
          <text:p text:style-name="P91"><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91">(Note that this directory may be hidden.)</text:p>
        </text:list-item>
      </text:list>
      <text:p text:style-name="Text_20_body"><text:span text:style-name="T40">The LaTeX export </text:span>uses a file named <text:span text:style-name="Source_20_Text">writer2latex.xml</text:span>, and <text:span text:style-name="T40">the HTML5 export</text:span> <text:span text:style-name="T34">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658964791" text:style-name="L7">
        <text:list-item>
          <text:p text:style-name="P93">A configuration file for Writer2LaTeX, see section <text:reference-ref text:reference-format="chapter" text:ref-name="latex-config">4</text:reference-ref>.</text:p>
        </text:list-item>
        <text:list-item>
          <text:p text:style-name="P93">An HTML<text:span text:style-name="T36">5</text:span> template.</text:p>
        </text:list-item>
        <text:list-item>
          <text:p text:style-name="P93">An LO template.</text:p>
        </text:list-item>
        <text:list-item>
          <text:p text:style-name="P93">An LO registry file to glue the parts together.</text:p>
        </text:list-item>
      </text:list>
      <text:p text:style-name="Text_20_body">The Writer2LaTeX distribution contains a sample configuration package <text:span text:style-name="T6">xhtml-config-</text:span><text:soft-page-break/><text:span text:style-name="T6">sample.oxt</text:span> that demonstrates this.</text:p>
      <text:p text:style-name="Text_20_body">As a demonstration of the principles of configuration packages, you can install this into LO using the Extension Manager:</text:p>
      <text:list xml:id="list2849529772" text:style-name="L8">
        <text:list-item>
          <text:p text:style-name="P94">If you export to HTML<text:span text:style-name="T36">5</text:span>, the dialog will show an additional entry <text:span text:style-name="T6">Sample custom style</text:span> in the Style list.</text:p>
        </text:list-item>
        <text:list-item>
          <text:p text:style-name="P94">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6">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0">Y</text:span>ou should also put your HTML<text:span text:style-name="T36">5</text:span> template here.</text:p>
      <text:h text:style-name="Heading_20_3" text:outline-level="3"><text:soft-page-break/>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5">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4">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6">5</text:span> only) points to the HTML<text:span text:style-name="T36">5</text:span> template within the extension, you want to use:</text:p>
      <text:p text:style-name="Preformatted_20_Text"><text:s text:c="16"/>&lt;prop oor:name="TargetTemplateURL" oor:type="xs:string"&gt;</text:p>
      <text:p text:style-name="Preformatted_20_Text"><text:soft-page-break/><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74">LaTeX export</text:p>
      <text:p text:style-name="Text_20_body_20_left_20_justified"><text:span text:style-name="Source_20_Text">backend, inputencoding, </text:span><text:span text:style-name="Source_20_Text"><text:span text:style-name="T43">script, </text:span></text:span><text:span text:style-name="Source_20_Text">multilingual, </text:span><text:span text:style-name="Source_20_Text"><text:span text:style-name="T23">font,</text:span></text:span><text:span text:style-name="Source_20_Text"> </text:span><text:span text:style-name="Source_20_Text"><text:span text:style-name="T47">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5">convert_index_names,</text:span></text:span><text:span text:style-name="Source_20_Text"> ignore_hard_page_breaks, ignore_hard_line_breaks, ignore_empty_paragraphs, ignore_double_spaces</text:span></text:p>
      <text:p text:style-name="P74"><text:soft-page-break/>HTML5 export</text:p>
      <text:p text:style-name="P75"><text:span text:style-name="Source_20_Text"><text:span text:style-name="T41">units, </text:span></text:span><text:span text:style-name="Source_20_Text">scaling, notes, use_dublin_core, ignore_hard_line_breaks, ignore_empty_paragraphs, ignore_double_spaces, split_level, repeat_levels, save_images_in_subdir, </text:span><text:span text:style-name="Source_20_Text"><text:span text:style-name="T44">image_size, embed_svg, embed_img, table_size, 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618997927" text:style-name="L9">
        <text:list-item>
          <text:p text:style-name="P95">Unzip <text:span text:style-name="Source_20_Text">writer2latex</text:span><text:span text:style-name="Source_20_Text"><text:span text:style-name="T32">194alpha</text:span></text:span><text:span text:style-name="Source_20_Text">.zip</text:span> into some directory. This will create a subdirectory <text:span text:style-name="Source_20_Text">writer2latex</text:span><text:span text:style-name="Source_20_Text"><text:span text:style-name="T33">19</text:span></text:span>.</text:p>
        </text:list-item>
        <text:list-item>
          <text:p text:style-name="P9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888740296" text:style-name="L10">
        <text:list-item>
          <text:p text:style-name="P96">Unzip <text:span text:style-name="Source_20_Text">writer2latex1</text:span><text:span text:style-name="Source_20_Text"><text:span text:style-name="T32">94alpha</text:span></text:span><text:span text:style-name="Source_20_Text">.zip</text:span> into some directory. This will create a subdirectory <text:span text:style-name="Source_20_Text">writer2latex</text:span><text:span text:style-name="Source_20_Text"><text:span text:style-name="T33">19</text:span></text:span>.</text:p>
        </text:list-item>
        <text:list-item>
          <text:p text:style-name="P96">Add this directory to your PATH environment variable (optional but recommended).</text:p>
        </text:list-item>
        <text:list-item>
          <text:p text:style-name="P96">Add execute permissions to <text:span text:style-name="Source_20_Text">w2l</text:span> as follows:</text:p>
          <text:p text:style-name="P84">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oft-page-break/><text:span text:style-name="Source_20_Text">set MYJAVAEXE="/path/to/java/executable/”</text:span></text:p>
      <text:h text:style-name="Heading_20_2" text:outline-level="2"><text:bookmark-start text:name="__RefHeading__4567_1948605489"/>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94061040679504">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94061040821088">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style-name="TableLine94061040822128">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style-name="TableLine94061040823536">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style-name="TableLine94061040824176">
                <table:table-cell table:style-name="Tabel3.A2" office:value-type="string">
                  <text:p text:style-name="Table_20_Contents"><text:span text:style-name="Source_20_Text">-html5</text:span></text:p>
                </table:table-cell>
                <table:table-cell table:style-name="Tabel3.B2.2.1" office:value-type="string">
                  <text:p text:style-name="P29">Convert t<text:span text:style-name="T13">o</text:span> HTML5</text:p>
                </table:table-cell>
              </table:table-row>
            </table:table>
          </table:table-cell>
          <table:covered-table-cell/>
        </table:table-row>
        <table:table-row table:style-name="TableLine94061040825168">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style-name="TableLine94061040825968">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style-name="TableLine94061040827840">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style-name="TableLine94061040828640">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style-name="TableLine94061040829712">
                <table:table-cell table:style-name="Tabel3.A2" office:value-type="string">
                  <text:p text:style-name="P69"><text:span text:style-name="Source_20_Text">-</text:span><text:span text:style-name="Source_20_Text"><text:span text:style-name="T63">formatted</text:span></text:span></text:p>
                </table:table-cell>
                <table:table-cell table:style-name="Tabel3.B2.2.1" office:value-type="string">
                  <text:p text:style-name="P70">Load the LaTeX format <text:span text:style-name="T2">formattted</text:span></text:p>
                </table:table-cell>
              </table:table-row>
              <table:table-row table:style-name="TableLine94061040832192">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6">5</text:span> format <text:span text:style-name="T2">cleanxhtml</text:span></text:p>
                </table:table-cell>
              </table:table-row>
            </table:table>
          </table:table-cell>
          <table:covered-table-cell/>
        </table:table-row>
        <table:table-row table:style-name="TableLine94061040833424">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6">5</text:span> template</text:p>
          </table:table-cell>
        </table:table-row>
        <table:table-row table:style-name="TableLine94061040835408">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text:s/>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text:soft-page-break/>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text:span text:style-name="T40">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6">HTML5</text:span> from the command line</text:h>
      <text:p text:style-name="Text_20_body">The command line</text:p>
      <text:p text:style-name="Preformatted_20_Text">w2l -<text:span text:style-name="T36">html5</text:span> mydocument.odt</text:p>
      <text:p text:style-name="Text_20_body">will convert the document to HTML<text:span text:style-name="T36">5</text:span>, using the filename <text:span text:style-name="Source_20_Text">mydocument.html</text:span>.</text:p>
      <text:p text:style-name="Text_20_body">Likewise the commandline</text:p>
      <text:p text:style-name="Preformatted_20_Text">w2l -html<text:span text:style-name="T36">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4</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text:span text:style-name="T52">use_geometry</text:span>" value="<text:span text:style-name="T52">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text:span text:style-name="T71">three</text:span> standard configuration files:</text:p>
      <text:list xml:id="list2693205048" text:style-name="L11">
        <text:list-item>
          <text:p text:style-name="P97"><text:span text:style-name="Source_20_Text">ultraclean.xml</text:span> to produce a <text:span text:style-name="T1">clean</text:span> LaTeX file, ie. almost all the formatting is ignored.</text:p>
        </text:list-item>
        <text:list-item>
          <text:p text:style-name="P97"><text:span text:style-name="Source_20_Text">clean.xml</text:span> is a less radical version; preserves hyperlinks, color and some character formatting.</text:p>
        </text:list-item>
        <text:list-item>
          <text:p text:style-name="P98"><text:span text:style-name="Source_20_Text"><text:span text:style-name="T63">formatted.xml</text:span></text:span><text:span text:style-name="T63"> to produce a LaTeX file which preserves the formatting supported by </text:span><text:soft-page-break/><text:span text:style-name="T63">standard LaTeX packages, like e.g. headings, background colors in tables. This will produce good results for a well structured document.</text:span></text:p>
        </text:list-item>
      </text:list>
      <text:p text:style-name="Text_20_body">In addition, you can find a sample configuration file suitable for documents originating from Google Docs in the direct<text:span text:style-name="T74">o</text:span>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style-name="TableLine94061040910848">
          <table:table-cell table:style-name="Tabel12.A1" office:value-type="string">
            <text:p text:style-name="Table_20_Contents"><text:span text:style-name="Source_20_Text">documentclass</text:span></text:p>
          </table:table-cell>
          <table:table-cell table:style-name="Tabel12.B1" office:value-type="string">
            <text:p text:style-name="P72">This options defines the name of the LaTeX documentclass to use (default is <text:bookmark-start text:name="__DdeLink__5727_16500506"/><text:span text:style-name="Source_20_Text">article</text:span><text:bookmark-end text:name="__DdeLink__5727_16500506"/>). <text:span text:style-name="T73">The option has three special “magic” values </text:span><text:span text:style-name="Source_20_Text"><text:span text:style-name="T73">article*</text:span></text:span><text:span text:style-name="T73">, </text:span><text:span text:style-name="Source_20_Text"><text:span text:style-name="T73">report*</text:span></text:span><text:span text:style-name="T73">, and </text:span><text:span text:style-name="Source_20_Text"><text:span text:style-name="T73">book*</text:span></text:span><text:span text:style-name="T73">. This selects the standard LaTeX documentclasses (without the asterisk), but as a side effect it also determines the </text:span><text:span text:style-name="Source_20_Text"><text:span text:style-name="T73">heading-map</text:span></text:span><text:span text:style-name="T73"> (which will be ignored if it is present in the configuration file).</text:span></text:p>
          </table:table-cell>
        </table:table-row>
        <table:table-row table:style-name="TableLine94061040870576">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style-name="TableLine94061041027136">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style-name="TableLine94061041027392">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ext:soft-page-break/>
        <table:table-row table:style-name="TableLine94061041027648">
          <table:table-cell table:style-name="Tabel12.A2" office:value-type="string">
            <text:p text:style-name="P54"><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T65">this is the default</text:span>),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text:span text:style-name="T65">nd</text:span> is not XeTeX.</text:p>
          </table:table-cell>
        </table:table-row>
        <table:table-row table:style-name="TableLine94061041027904">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style-name="TableLine94061041028160">
          <table:table-cell table:style-name="Tabel12.A2" office:value-type="string">
            <text:p text:style-name="P45"><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7">This option has no effect if </text:span><text:span text:style-name="Source_20_Text"><text:span text:style-name="T47">backend</text:span></text:span><text:span text:style-name="T47"> is </text:span><text:span text:style-name="Source_20_Text"><text:span text:style-name="T47">xetex</text:span></text:span><text:span text:style-name="T47">. In this case the </text:span><text:span text:style-name="Source_20_Text"><text:span text:style-name="T47">fontspec</text:span></text:span><text:span text:style-name="T47"> option is used.</text:span></text:p>
          </table:table-cell>
        </table:table-row>
        <table:table-row table:style-name="TableLine94061041028416">
          <table:table-cell table:style-name="Tabel12.A2" office:value-type="string">
            <text:p text:style-name="P55"><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style-name="TableLine94061041028672">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6">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style-name="TableLine94061041028928">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style-name="TableLine94061041029184">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style-name="TableLine94061041029440">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style-name="TableLine94061041029696">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style-name="TableLine94061041029952">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style-name="TableLine94061041030208">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style-name="TableLine94061041030464">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style-name="TableLine94061040933040">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style-name="TableLine94061040941264">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style-name="TableLine94061040978288">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style-name="TableLine94061040949776">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style-name="TableLine94061040941696">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style-name="TableLine94061040934352">
          <table:table-cell table:style-name="Tabel13.A2" office:value-type="string">
            <text:p text:style-name="P51"><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ext:soft-page-break/>
        <table:table-row table:style-name="TableLine94061040945968">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style-name="TableLine94061040997744">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style-name="TableLine94061040962112">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style-name="TableLine94061040953632">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style-name="TableLine94061040950368">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style-name="TableLine94061040942288">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style-name="TableLine94061040935888">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style-name="TableLine94061040940432">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style-name="TableLine94061041035616">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style-name="TableLine94061041036608">
          <table:table-cell table:style-name="Tabel16.A1" office:value-type="string">
            <text:p text:style-name="P66"><text:span text:style-name="Source_20_Text">use_tikz</text:span></text:p>
          </table:table-cell>
          <table:table-cell table:style-name="Tabel16.B1" office:value-type="string">
            <text:p text:style-name="P24">Setting this option to <text:span text:style-name="Source_20_Text">true</text:span> (default) exports drawings using the drawing package <text:span text:style-name="Source_20_Text">tikz.sty</text:span>. <text:span text:style-name="T64">This only affects drawing shapes inserted directly in Writer, not embedded Draw documents. If the option is set to </text:span><text:span text:style-name="Source_20_Text"><text:span text:style-name="T61">false</text:span></text:span><text:span text:style-name="T61">, drawing shapes are not exported.</text:span></text:p>
          </table:table-cell>
        </table:table-row>
        <table:table-row table:style-name="TableLine94061041067104">
          <table:table-cell table:style-name="Tabel16.A2" office:value-type="string">
            <text:p text:style-name="Table_20_Contents"><text:span text:style-name="Source_20_Text">float_figures</text:span></text:p>
          </table:table-cell>
          <table:table-cell table:style-name="Tabel16.B2"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ext:soft-page-break/>
        <table:table-row table:style-name="TableLine94061041068304">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style-name="TableLine94061041068944">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style-name="TableLine94061041069584">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style-name="TableLine94061041070224">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style-name="TableLine94061041070816">
          <table:table-cell table:style-name="Tabel16.A2" office:value-type="string">
            <text:p text:style-name="Table_20_Contents"><text:span text:style-name="Source_20_Text">use_caption</text:span></text:p>
          </table:table-cell>
          <table:table-cell table:style-name="Tabel16.B2" office:value-type="string">
            <text:p text:style-name="Table_20_Contents"><text:span text:style-name="T62">Set this </text:span>option <text:span text:style-name="T62">to </text:span><text:span text:style-name="Source_20_Text"><text:span text:style-name="T62">true</text:span></text:span><text:span text:style-name="T62"> (default) </text:span>if you want to take advantage of the LaTeX package <text:span text:style-name="Source_20_Text">caption.sty</text:span>. Currently Writer2LaTeX only uses the support for non-floating captions from this package.</text:p>
          </table:table-cell>
        </table:table-row>
        <table:table-row table:style-name="TableLine94061041071456">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style-name="TableLine94061041072096">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style-name="TableLine94061041073088">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style-name="TableLine94061041101824">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style-name="TableLine94061041102928">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style-name="TableLine94061041103520">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style-name="TableLine94061041104112">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8">x</text:span></text:span><text:span text:style-name="Source_20_Text">color</text:span> to <text:span text:style-name="Source_20_Text">true</text:span>.</text:p>
          </table:table-cell>
        </table:table-row>
        <table:table-row table:style-name="TableLine94061041104704">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style-name="TableLine94061041105296">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style-name="TableLine94061041105936">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style-name="TableLine94061041106576">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style-name="TableLine94061041107648">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style-name="TableLine94061041117264">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style-name="TableLine94061041118560">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style-name="TableLine94061041119200">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style-name="TableLine94061041133792">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style-name="TableLine94061041134672">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style-name="TableLine94061041135264">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style-name="TableLine94061041136384">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13542908" text:style-name="L12">
              <text:list-item>
                <text:p text:style-name="P85"><text:span text:style-name="Source_20_Text">ignore_all</text:span> will instruct Writer2LaTeX to ignore <text:span text:style-name="T2">all</text:span> character, paragraph, heading, list and footnote formatting contained in the document.</text:p>
              </text:list-item>
              <text:list-item>
                <text:p text:style-name="P85"><text:span text:style-name="Source_20_Text">ignore_most</text:span> will preserve basic character formatting.</text:p>
              </text:list-item>
              <text:list-item>
                <text:p text:style-name="P85"><text:span text:style-name="Source_20_Text">convert_basic</text:span> (default) will preserve basic character formatting, paragraph justification and all numberings (lists, headings, footnotes).</text:p>
              </text:list-item>
              <text:list-item>
                <text:p text:style-name="P8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85"><text:span text:style-name="Source_20_Text">convert_all</text:span> will preserve <text:span text:style-name="T2">all</text:span> supported formatting.</text:p>
              </text:list-item>
            </text:list>
          </table:table-cell>
        </table:table-row>
        <table:table-row table:style-name="TableLine94061041166192">
          <table:table-cell table:style-name="Tabel18.A2" office:value-type="string">
            <text:p text:style-name="P57"><text:span text:style-name="Source_20_Text">use_titlesec</text:span></text:p>
          </table:table-cell>
          <table:table-cell table:style-name="Tabel18.B2" office:value-type="string">
            <text:p text:style-name="P57"><text:bookmark-start text:name="__DdeLink__4726_2283172132"/>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bookmark-end text:name="__DdeLink__4726_2283172132"/></text:p>
          </table:table-cell>
        </table:table-row>
        <table:table-row table:style-name="TableLine94061041261200">
          <table:table-cell table:style-name="Tabel18.A2" office:value-type="string">
            <text:p text:style-name="P57"><text:bookmark-start text:name="__DdeLink__4720_2283172132"/><text:span text:style-name="Source_20_Text">outline_numbering</text:span><text:bookmark-end text:name="__DdeLink__4720_2283172132"/></text:p>
          </table:table-cell>
          <table:table-cell table:style-name="Tabel18.B2" office:value-type="string">
            <text:p text:style-name="P57"><text:bookmark-start text:name="__DdeLink__4724_2283172132"/>Setting this option to <text:span text:style-name="Source_20_Text">true</text:span> <text:span text:style-name="T49">(default) </text:span>will export the outline numbering. <text:span text:style-name="T49">If the option is set to </text:span><text:span text:style-name="Source_20_Text">false</text:span>, the default numbering from the LaTeX document class will be used.<text:bookmark-end text:name="__DdeLink__4724_2283172132"/></text:p>
          </table:table-cell>
        </table:table-row>
        <table:table-row table:style-name="TableLine94061041261456">
          <table:table-cell table:style-name="Tabel18.A2" office:value-type="string">
            <text:p text:style-name="P71"><text:bookmark-start text:name="__DdeLink__4730_2283172132"/><text:span text:style-name="Source_20_Text"><text:span text:style-name="T67">u</text:span></text:span><text:span text:style-name="Source_20_Text"><text:span text:style-name="T68">se_e</text:span></text:span><text:span text:style-name="Source_20_Text"><text:span text:style-name="T69">n</text:span></text:span><text:span text:style-name="Source_20_Text"><text:span text:style-name="T68">umitem</text:span></text:span><text:bookmark-end text:name="__DdeLink__4730_2283172132"/></text:p>
          </table:table-cell>
          <table:table-cell table:style-name="Tabel18.B2" office:value-type="string">
            <text:p text:style-name="P71"><text:span text:style-name="T67">Setting this option to </text:span><text:span text:style-name="Source_20_Text"><text:span text:style-name="T67">true</text:span></text:span><text:span text:style-name="T67"> </text:span><text:span text:style-name="T49">(default) </text:span><text:span text:style-name="T67">will export the </text:span><text:span text:style-name="T70">labels of numbered and unnumbered lists</text:span><text:span text:style-name="T67">. </text:span><text:span text:style-name="T49">If the option is set to </text:span><text:span text:style-name="Source_20_Text"><text:span text:style-name="T67">false</text:span></text:span><text:span text:style-name="T67">, the default numbering from </text:span><text:span text:style-name="T70">LaTeX’s standard enumerate and itemize environments will be used.</text:span></text:p>
          </table:table-cell>
        </table:table-row>
        <table:table-row table:style-name="TableLine94061041261936">
          <table:table-cell table:style-name="Tabel18.A2" office:value-type="string">
            <text:p text:style-name="P58"><text:span text:style-name="Source_20_Text"><text:span text:style-name="T66">list_layout</text:span></text:span></text:p>
          </table:table-cell>
          <table:table-cell table:style-name="Tabel18.B2" office:value-type="string">
            <text:p text:style-name="P71"><text:bookmark-start text:name="__DdeLink__4733_2283172132"/><text:span text:style-name="T67">Setting this option to </text:span><text:bookmark-start text:name="__DdeLink__4728_2283172132"/><text:span text:style-name="Source_20_Text"><text:span text:style-name="T67">true</text:span></text:span><text:bookmark-end text:name="__DdeLink__4728_2283172132"/><text:span text:style-name="T67"> will export the </text:span><text:span text:style-name="T70">layout of lists (indentation and alignment of label)</text:span><text:span text:style-name="T67"> of </text:span><text:span text:style-name="T70">lists</text:span><text:span text:style-name="T67"> using the package </text:span><text:span text:style-name="Source_20_Text"><text:span text:style-name="T66">enumitem.sty</text:span></text:span><text:span text:style-name="T67">. </text:span><text:span text:style-name="T66">This requires that </text:span><text:span text:style-name="Source_20_Text"><text:span text:style-name="T67">u</text:span></text:span><text:span text:style-name="Source_20_Text"><text:span text:style-name="T68">se_emumitem</text:span></text:span><text:span text:style-name="T66"> is also </text:span><text:span text:style-name="Source_20_Text"><text:span text:style-name="T67">true</text:span></text:span><text:span text:style-name="T66">. </text:span><text:span text:style-name="T67">Default is </text:span><text:span text:style-name="Source_20_Text"><text:span text:style-name="T67">false</text:span></text:span><text:span text:style-name="T67">, which means that the converted document will use the default </text:span><text:span text:style-name="T66">lauout of LaTeX’s standard enumerate and itemize environments.</text:span><text:bookmark-end text:name="__DdeLink__4733_2283172132"/></text:p>
          </table:table-cell>
        </table:table-row>
        <text:soft-page-break/>
        <table:table-row table:style-name="TableLine94061041262528">
          <table:table-cell table:style-name="Tabel18.A2" office:value-type="string">
            <text:p text:style-name="P58"><text:bookmark-start text:name="__DdeLink__4722_2283172132"/><text:span text:style-name="Source_20_Text"><text:span text:style-name="T66">list_styles</text:span></text:span><text:bookmark-end text:name="__DdeLink__4722_2283172132"/></text:p>
          </table:table-cell>
          <table:table-cell table:style-name="Tabel18.B2" office:value-type="string">
            <text:p text:style-name="P71"><text:span text:style-name="T67">Setting this option to </text:span><text:bookmark-start text:name="__DdeLink__4728_22831721321"/><text:span text:style-name="Source_20_Text"><text:span text:style-name="T67">true</text:span></text:span><text:bookmark-end text:name="__DdeLink__4728_22831721321"/><text:span text:style-name="T67"> will </text:span><text:span text:style-name="T66">create new list styles in the preamble for all lists formatted with a list style </text:span><text:span text:style-name="T67">using the package </text:span><text:span text:style-name="Source_20_Text"><text:span text:style-name="T66">enumitem.sty</text:span></text:span><text:span text:style-name="T67">. </text:span><text:span text:style-name="T66">This requires that </text:span><text:span text:style-name="Source_20_Text"><text:span text:style-name="T67">u</text:span></text:span><text:span text:style-name="Source_20_Text"><text:span text:style-name="T68">se_emumitem</text:span></text:span><text:span text:style-name="T66"> is also </text:span><text:span text:style-name="Source_20_Text"><text:span text:style-name="T67">true</text:span></text:span><text:span text:style-name="T66">. This setting has the side effect that the number of levels is not restricted to four as in LaTeX’s default lisrt. </text:span><text:span text:style-name="T67">Default is </text:span><text:span text:style-name="Source_20_Text"><text:span text:style-name="T67">false</text:span></text:span><text:span text:style-name="T67">, which means that </text:span><text:span text:style-name="T66">list formatting will be applied directly to enumerate and itemize enviroments.</text:span></text:p>
          </table:table-cell>
        </table:table-row>
        <table:table-row table:style-name="TableLine94061041263120">
          <table:table-cell table:style-name="Tabel18.A2" office:value-type="string">
            <text:p text:style-name="P56"><text:span text:style-name="Source_20_Text">use_longfbox</text:span></text:p>
          </table:table-cell>
          <table:table-cell table:style-name="Tabel18.B2" office:value-type="string">
            <text:p text:style-name="P56">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style-name="TableLine94061041263712">
          <table:table-cell table:style-name="Tabel18.A2" office:value-type="string">
            <text:p text:style-name="Table_20_Contents"><text:span text:style-name="Source_20_Text">border_radius</text:span></text:p>
          </table:table-cell>
          <table:table-cell table:style-name="Tabel18.B2" office:value-type="string">
            <text:p text:style-name="P56">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style-name="TableLine94061041264304">
          <table:table-cell table:style-name="Tabel18.A2" office:value-type="string">
            <text:p text:style-name="P62"><text:span text:style-name="Source_20_Text"><text:span text:style-name="T54">use_multicol</text:span></text:span></text:p>
          </table:table-cell>
          <table:table-cell table:style-name="Tabel18.B2" office:value-type="string">
            <text:p text:style-name="P63">Setting this option to <text:span text:style-name="Source_20_Text">true</text:span> <text:span text:style-name="T53">(default) </text:span>specifies that the package <text:span text:style-name="Source_20_Text">multicol.sty</text:span> should be used to export columns in sections. <text:span text:style-name="T53">If the option is set to </text:span><text:span text:style-name="Source_20_Text">false</text:span>, columns will not be exported.</text:p>
          </table:table-cell>
        </table:table-row>
        <table:table-row table:style-name="TableLine94061041264896">
          <table:table-cell table:style-name="Tabel18.A2" office:value-type="string">
            <text:p text:style-name="P62"><text:span text:style-name="Source_20_Text"><text:span text:style-name="T54">multicols_format</text:span></text:span></text:p>
          </table:table-cell>
          <table:table-cell table:style-name="Tabel18.B2" office:value-type="string">
            <text:p text:style-name="P63">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53"> </text:span>specifies that formatting (column distance, separator and balancing) should be exported. <text:span text:style-name="T53">If the option is set to </text:span><text:span text:style-name="Source_20_Text">false</text:span> (default), only the number of columns will not be exported, using the default format of <text:span text:style-name="Source_20_Text">multicol.sty</text:span>.</text:p>
          </table:table-cell>
        </table:table-row>
        <table:table-row table:style-name="TableLine94061041265488">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3">(default) </text:span>specifies that the package <text:span text:style-name="Source_20_Text">geometry.sty</text:span> should be used to export the geometry of the page (page size, margins etc.). <text:span text:style-name="T53">If the option is set to </text:span><text:span text:style-name="Source_20_Text">false</text:span>, <text:span text:style-name="T52">page geometry will not be exported, and the standard geometry of the document class is used.</text:span></text:p>
          </table:table-cell>
        </table:table-row>
        <table:table-row table:style-name="TableLine94061041266080">
          <table:table-cell table:style-name="Tabel18.A2" office:value-type="string">
            <text:p text:style-name="P64"><text:span text:style-name="Source_20_Text"><text:span text:style-name="T55">page_color</text:span></text:span></text:p>
          </table:table-cell>
          <table:table-cell table:style-name="Tabel18.B2" office:value-type="string">
            <text:p text:style-name="P65">Setting this option to <text:span text:style-name="Source_20_Text">true</text:span> (default is <text:span text:style-name="Source_20_Text">false</text:span>) will export the page color. Only one color is exported, and note that the page color in LaTeX covers the entire page, including the margins. Otherwise the page color will be white.</text:p>
          </table:table-cell>
        </table:table-row>
        <text:soft-page-break/>
        <table:table-row table:style-name="TableLine94061041266672">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3">(default) </text:span>specifies that the package <text:span text:style-name="Source_20_Text">fancyhdr.sty</text:span> should be used to export the header and footer of the page. <text:span text:style-name="T53">If the option is set to</text:span> <text:span text:style-name="Source_20_Text">false</text:span>, <text:span text:style-name="T52">headers and footers will not be exported, and the standard headers and footers of the LaTeX document class are used.</text:span></text:p>
          </table:table-cell>
        </table:table-row>
        <table:table-row table:style-name="TableLine94061041267264">
          <table:table-cell table:style-name="Tabel18.A2" office:value-type="string">
            <text:p text:style-name="P64"><text:span text:style-name="Source_20_Text"><text:span text:style-name="T55">page_numbering</text:span></text:span></text:p>
          </table:table-cell>
          <table:table-cell table:style-name="Tabel18.B2" office:value-type="string">
            <text:p text:style-name="P65">Settijng this option to <text:span text:style-name="Source_20_Text">true</text:span> (default) enables the export of page numberering. This includes the format and value of the page numbers. If the option is set to <text:span text:style-name="Source_20_Text">false</text:span>, the page numbering defined by the LaTeX document class will be used.</text:p>
          </table:table-cell>
        </table:table-row>
        <table:table-row table:style-name="TableLine94061041267856">
          <table:table-cell table:style-name="Tabel18.A2" office:value-type="string">
            <text:p text:style-name="P61"><text:span text:style-name="Source_20_Text">footnote_rule</text:span></text:p>
          </table:table-cell>
          <table:table-cell table:style-name="Tabel18.B2" office:value-type="string">
            <text:p text:style-name="P61">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style-name="TableLine94061041268448">
          <table:table-cell table:style-name="Tabel18.A2" office:value-type="string">
            <text:p text:style-name="Table_20_Contents"><text:span text:style-name="Source_20_Text">use_</text:span><text:span text:style-name="Source_20_Text"><text:span text:style-name="T48">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8">xc</text:span></text:span><text:span text:style-name="Source_20_Text">olor.sty</text:span> to apply color in the LaTeX document<text:note text:id="ftn4" text:note-class="footnote"><text:note-citation>4</text:note-citation><text:note-body><text:p text:style-name="P33">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style-name="TableLine94061041269040">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style-name="TableLine94061041269792">
          <table:table-cell table:style-name="Tabel18.A2" office:value-type="string">
            <text:p text:style-name="P59"><text:span text:style-name="Source_20_Text">use_</text:span><text:span text:style-name="Source_20_Text"><text:span text:style-name="T50">microtype</text:span></text:span></text:p>
          </table:table-cell>
          <table:table-cell table:style-name="Tabel18.B2" office:value-type="string">
            <text:p text:style-name="P60">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ext:soft-page-break/>
        <table:table-row table:style-name="TableLine94061041270544">
          <table:table-cell table:style-name="Tabel18.A2" office:value-type="string">
            <text:p text:style-name="P60"><text:span text:style-name="Source_20_Text">use_letterspace</text:span></text:p>
          </table:table-cell>
          <table:table-cell table:style-name="Tabel18.B2" office:value-type="string">
            <text:p text:style-name="P60">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1">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able:table-row table:style-name="TableLine94061041271296">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style-name="TableLine94061041272048">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style-name="TableLine94061041272848">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row table:style-name="TableLine94061041273648">
          <table:table-cell table:style-name="Tabel18.A2" office:value-type="string">
            <text:p text:style-name="P67"><text:span text:style-name="Source_20_Text"><text:span text:style-name="T57">notesname</text:span></text:span></text:p>
          </table:table-cell>
          <table:table-cell table:style-name="Tabel18.B2" office:value-type="string">
            <text:p text:style-name="P68">This options sets the heading for the endnotes. This option is needed bacause the endnotes heading is not handled by Babel/Polyglossia, and because endnotes does not have a heading in ODF. Default is empty, which means that the standard heading (Endnotes) will be used.</text:p>
          </table:table-cell>
        </table:table-row>
        <table:table-row table:style-name="TableLine94061041274448">
          <table:table-cell table:style-name="Tabel18.A2" office:value-type="string">
            <text:p text:style-name="P67"><text:span text:style-name="Source_20_Text"><text:span text:style-name="T57">notes_numbering</text:span></text:span></text:p>
          </table:table-cell>
          <table:table-cell table:style-name="Tabel18.B2" office:value-type="string">
            <text:p text:style-name="P67">This option can have the values <text:span text:style-name="Source_20_Text">true</text:span> or <text:span text:style-name="Source_20_Text">false</text:span> (default). This enables <text:span text:style-name="T57">export of the numbering format for footnotes and endnotes (e.g. arabic numberals, roman numerals)</text:span>. If set to <text:span text:style-name="Source_20_Text">false</text:span>, <text:span text:style-name="T57">the default numbering format will be used. Note that the default in LaTeX is identical for footnotes and endnotes, which may cause confusion in a document with both types of notes.</text:span></text:p>
          </table:table-cell>
        </table:table-row>
        <table:table-row table:style-name="TableLine94061041275248">
          <table:table-cell table:style-name="Tabel18.A2" office:value-type="string">
            <text:p text:style-name="P67"><text:span text:style-name="Source_20_Text"><text:span text:style-name="T57">use_perpage</text:span></text:span></text:p>
          </table:table-cell>
          <table:table-cell table:style-name="Tabel18.B2" office:value-type="string">
            <text:p text:style-name="P67">This option can have the values <text:span text:style-name="Source_20_Text">true</text:span> or <text:span text:style-name="Source_20_Text">false</text:span> (default). This enables use of the package <text:span text:style-name="Source_20_Text"><text:span text:style-name="T57">perpage</text:span></text:span><text:span text:style-name="Source_20_Text">.sty</text:span>, <text:span text:style-name="T57">which allows numbering of footnotes to be reset on every page. Without this package, this setting cannot be exported.</text:span></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ext:soft-page-break/>
        <table:table-row table:style-name="TableLine94061041210064">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style-name="TableLine94061041285840">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style-name="TableLine94061041287136">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style-name="TableLine94061041287776">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style-name="TableLine94061041288416">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style-name="TableLine94061041289056">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82" text:outline-level="3">Compatibility options</text:h>
      <table:table table:name="Tabel24" table:style-name="Tabel24">
        <table:table-column table:style-name="Tabel24.A"/>
        <table:table-column table:style-name="Tabel24.B"/>
        <table:table-row table:style-name="TableLine94061041289648">
          <table:table-cell table:style-name="Tabel24.A1" office:value-type="string">
            <text:p text:style-name="P48"><text:span text:style-name="Source_20_Text"><text:span text:style-name="T29">old_math_colors</text:span></text:span></text:p>
          </table:table-cell>
          <table:table-cell table:style-name="Tabel24.B1" office:value-type="string">
            <text:p text:style-name="P49">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82"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text:soft-page-break/>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text:span text:style-name="T56">s</text:span> <text:span text:style-name="Source_20_Text">article.xml</text:span> <text:span text:style-name="T56">and </text:span><text:span text:style-name="Source_20_Text"><text:span text:style-name="T56">beamer.xml</text:span></text:span><text:span text:style-name="T56">.</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P17">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text:p>
      <text:p text:style-name="P17">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text:soft-pag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P18">A <text:span text:style-name="Source_20_Text">paragraph-block</text:span> map has some further attributes. The <text:span text:style-name="Source_20_Text">negative</text:span> attributes reverts the meaning of the <text:span text:style-name="Source_20_Text">next</text:span> attribute: Setting <text:span text:style-name="Source_20_Text">negative</text:span> to <text:span text:style-name="Source_20_Text">false</text:span> interprets the list as paragraph styles that should <text:span text:style-name="T2">not</text:span> be included in the block. The <text:span text:style-name="Source_20_Text">include</text:span> attribute is a semicolon separated list of other content that can be included in the block. Possible values are <text:span text:style-name="Source_20_Text">heading</text:span>, <text:span text:style-name="Source_20_Text">list</text:span>, <text:span text:style-name="Source_20_Text">table</text:span>, <text:span text:style-name="Source_20_Text">section</text:span>, <text:span text:style-name="Source_20_Text">index</text:span>. Finally the attribute <text:span text:style-name="Source_20_Text">nesting</text:span> is used to allow nesting of paragraph blocks. Setting <text:span text:style-name="Source_20_Text">nesting</text:span> to <text:span text:style-name="Source_20_Text">true</text:span> allows for paragraphs included in the block to create their own paragraph blocks. The exampel demonstrates how to create a frame environment for beamer using the paragraph style <text:span text:style-name="T6">frame title</text:span>.</text:p>
      <text:p text:style-name="P38"><text:s text:c="2"/>&lt;style-map name="frame title" class="paragraph"<text:line-break/> <text:s text:c="3"/>before="\frametitle{" after="}" line-break="false" /&gt;</text:p>
      <text:p text:style-name="P38"><text:s text:c="2"/>&lt;style-map name="frame title" class="paragraph-block"<text:line-break/> <text:s text:c="3"/>next="Title;title;frame title" negative="true" nesting="true"<text:line-break/> <text:s text:c="3"/>include="list;table;section;index"<text:line-break/> <text:s text:c="3"/>before="\begin{frame}" after="\end{frame}"/&gt;</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0">HTML5</text:span> configuration<text:bookmark-end text:name="__RefHeading__4573_1948605489"/></text:h>
      <text:p text:style-name="Text_20_body">Also the HTML<text:span text:style-name="T36">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oft-page-break/><text:s text:c="2"/>&lt;option name="<text:span text:style-name="T41">units</text:span>" value="<text:span text:style-name="T41">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0">LaTeX</text:span> as an export filter.</text:p>
      <text:h text:style-name="Heading_20_3" text:outline-level="3">Style options</text:h>
      <text:p text:style-name="Text_20_body">You can control some general aspects of the generated <text:span text:style-name="T36">HTML5</text:span> documents using these technical options.</text:p>
      <table:table table:name="Tabel4" table:style-name="Tabel4">
        <table:table-column table:style-name="Tabel4.A"/>
        <table:table-column table:style-name="Tabel4.B"/>
        <table:table-row table:style-name="TableLine94061041373488">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6">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94061041346800">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6">5</text:span> output.</text:p>
          </table:table-cell>
        </table:table-row>
        <table:table-row table:style-name="TableLine94061041393152">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0">2LaTeX</text:span> will not include the <text:span text:style-name="Source_20_Text">!DOCTYPE</text:span> declaration in the converted document. This option should only be used if you need to process the document further.</text:p>
          </table:table-cell>
        </table:table-row>
        <table:table-row table:style-name="TableLine94061041393792">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style-name="TableLine94061041394432">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94061041395072">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0">LaTeX</text:span> will use named character entities as defined by HTML<text:span text:style-name="T36">5</text:span>. <text:span text:style-name="T36">A</text:span>lso named MathML entities will be used.</text:p>
          </table:table-cell>
        </table:table-row>
        <text:soft-page-break/>
        <table:table-row table:style-name="TableLine94061041395824">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6">5</text:span> document. Most applications will not need this, but you can set this options to <text:span text:style-name="Source_20_Text">true</text:span> to enable this (default is <text:span text:style-name="Source_20_Text">false</text:span>).</text:p>
          </table:table-cell>
        </table:table-row>
        <table:table-row table:style-name="TableLine94061041396624">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94061041397424">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6">5</text:span> document is split over several files (thus avoiding repeating the style information in every file).</text:p>
          </table:table-cell>
        </table:table-row>
        <table:table-row table:style-name="TableLine94061041398144">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6">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style-name="TableLine94061041399216">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ext:soft-page-break/>
        <table:table-row table:style-name="TableLine94061041444432">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94061041445680">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94061041446320">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94061041446960">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style-name="TableLine94061041447600">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0">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6">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ext:soft-page-break/>
        <table:table-row table:style-name="TableLine94061041448192">
          <table:table-cell table:style-name="Tabel5.A2" office:value-type="string">
            <text:p text:style-name="Text_20_body"><text:span text:style-name="Source_20_Text">max_width</text:span></text:p>
          </table:table-cell>
          <table:table-cell table:style-name="Tabel5.B2" office:value-type="string">
            <text:p text:style-name="P50">This option is used to specifiy the maximum width of the text (HTML<text:span text:style-name="T36">5</text:span> and text documents only). The default value is <text:span text:style-name="Source_20_Text">800px</text:span>. An empty value means that a maximum width is not set.</text:p>
          </table:table-cell>
        </table:table-row>
        <table:table-row table:style-name="TableLine94061041448832">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94061041449472">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94061041450112">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8">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style-name="TableLine94061041450752">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32">This option replaces the option convert_to_px (the old option is still supported).</text:p></text:note-body></text:note></text:span></text:p>
          </table:table-cell>
          <table:table-cell table:style-name="Tabel6.B1" office:value-type="string">
            <text:p text:style-name="P53">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53">Unit conversion assumes 1 in=96 px and 1 em=16 px.</text:p>
            <text:p text:style-name="P52"><text:span text:style-name="T41">You can change this with the </text:span><text:span text:style-name="Source_20_Text"><text:span text:style-name="T41">scaling</text:span></text:span><text:span text:style-name="T41"> option. </text:span>Eg. a scaling of <text:span text:style-name="Source_20_Text">75%</text:span> will change the resolution <text:span text:style-name="T41">from 96ppi </text:span>to 72ppi.</text:p>
          </table:table-cell>
        </table:table-row>
        <table:table-row table:style-name="TableLine94061041476832">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94061041477600">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style-name="TableLine94061041477856">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2">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94061041463072">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6">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30">This replaces the output format (available until Writer2LaTeX 1.2) using an XSLT style sheet for the same purpose.</text:p></text:note-body></text:note>.</text:p>
          </table:table-cell>
        </table:table-row>
        <table:table-row table:style-name="TableLine94061041507744">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6">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style-name="TableLine94061041508992">
          <table:table-cell table:style-name="Tabel7.A2" office:value-type="string">
            <text:p text:style-name="Table_20_Contents"><text:span text:style-name="Source_20_Text">embed_img</text:span></text:p>
          </table:table-cell>
          <table:table-cell table:style-name="Tabel7.B2" office:value-type="string">
            <text:p text:style-name="P46">If you set this option to <text:span text:style-name="Source_20_Text">true</text:span> (default is <text:span text:style-name="Source_20_Text">false</text:span>), all images will be embedded directly in the HTML<text:span text:style-name="T36">5</text:span> document (base64 encoded). This is not recommended for documents with large images.</text:p>
          </table:table-cell>
        </table:table-row>
        <table:table-row table:style-name="TableLine94061041509632">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style-name="TableLine94061041510272">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ext:soft-page-break/>
        <table:table-row table:style-name="TableLine94061041510912">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6">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style-name="TableLine94061041511504">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6">HTML5</text:span> comments. These are not directly visible in the browser. If you don't want to include notes, set this option to <text:span text:style-name="Source_20_Text">false.</text:span></text:p>
          </table:table-cell>
        </table:table-row>
        <table:table-row table:style-name="TableLine94061041512144">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94061041512784">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39">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94061041513424">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0">LaTeX</text:span> to ignore double spaces, otherwise they are converted to non-breaking spaces.</text:p>
          </table:table-cell>
        </table:table-row>
        <table:table-row table:style-name="TableLine94061041523920">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0">LaTeX</text:span> to ignore empty paragraphs..</text:p>
          </table:table-cell>
        </table:table-row>
        <table:table-row table:style-name="TableLine94061041524688">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0">LaTeX</text:span>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style-name="TableLine94061041525280">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94061041543152">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94061041544544">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0">2LaTeX</text:span> will not split until this structure has ended.</text:p>
            <text:p text:style-name="Table_20_Contents">Also in this case, each output document will get a simple navigation panel in the header and the footer.</text:p>
          </table:table-cell>
        </table:table-row>
        <table:table-row table:style-name="TableLine94061041545184">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6">HTML5</text:span> document. If the document contains a large number of images, it may be more convenient to put the images in a subdirectory. Set this option to <text:span text:style-name="Source_20_Text">true</text:span> to do this.</text:p>
          </table:table-cell>
        </table:table-row>
        <table:table-row table:style-name="TableLine94061041545824">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36">HTML5</text:span> elements and CSS style classes. Here are some examples showing how to use some of the built-in Writer styles to create HTML<text:span text:style-name="T36">5</text:span> elements:</text:p>
      <text:p text:style-name="Preformatted_20_Text">&lt;?xml version="1.0" encoding="UTF-8"?&gt;</text:p>
      <text:p text:style-name="Preformatted_20_Text"><text:soft-page-break/>&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3597316101" text:style-name="L13">
        <text:list-item>
          <text:p text:style-name="P99"><text:span text:style-name="Source_20_Text">name</text:span> specifies the name of the Writer style.</text:p>
        </text:list-item>
        <text:list-item>
          <text:p text:style-name="P99"><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99"><text:span text:style-name="Source_20_Text">element</text:span> specifies the HTML<text:span text:style-name="T36">5</text:span> element to use when converting this style. This is not used for frame and list styles.</text:p>
        </text:list-item>
        <text:list-item>
          <text:p text:style-name="P99"><text:span text:style-name="Source_20_Text">css</text:span> specifies the CSS style class to use when converting this style. If it is not specified or the value is <text:span text:style-name="Source_20_Text">“(none)”</text:span>, no CSS class will be used.</text:p>
        </text:list-item>
        <text:list-item>
          <text:p text:style-name="P99"><text:soft-page-break/><text:span text:style-name="Source_20_Text">block-element</text:span> only has effect for paragraph and heading styles. For paragraphs it is used to specify a block HTML<text:span text:style-name="T36">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99"><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100"><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36">HTML5</text:span> templates</text:p>
      <text:p text:style-name="Text_20_body">You can use your own HTML<text:span text:style-name="T36">5</text:span> document as a template for the generated HTML<text:span text:style-name="T36">5</text:span> documents. This should be an ordinary HTML<text:span text:style-name="T36">5</text:span> file (do not include DOCTYPE declaration) with some <text:soft-page-break/>special elements:</text:p>
      <text:list xml:id="list2759059584" text:style-name="L14">
        <text:list-item>
          <text:p text:style-name="P101">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101"><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101"><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35">&lt;html&gt;</text:p>
      <text:p text:style-name="P35"><text:s text:c="2"/>&lt;head&gt;</text:p>
      <text:p text:style-name="P35"><text:s text:c="4"/>&lt;title/&gt;</text:p>
      <text:p text:style-name="P35"><text:s text:c="2"/>&lt;/head&gt;</text:p>
      <text:p text:style-name="P35"><text:s text:c="2"/>&lt;body&gt;</text:p>
      <text:p text:style-name="P35"><text:s text:c="4"/><text:span text:style-name="T17">&lt;header&gt;</text:span>&lt;<text:span text:style-name="T17">nav</text:span> id='header' /&gt;<text:span text:style-name="T17">&lt;/header&gt;</text:span></text:p>
      <text:p text:style-name="P35"><text:s text:c="4"/><text:span text:style-name="T17">&lt;aside&gt;</text:span>&lt;<text:span text:style-name="T17">nav</text:span> id='<text:span text:style-name="T17">panel</text:span>' /&gt;<text:span text:style-name="T17">&lt;/aside&gt;</text:span></text:p>
      <text:p text:style-name="P35"><text:s text:c="4"/>&lt;div id='content' /&gt;</text:p>
      <text:p text:style-name="P35"><text:s text:c="4"/><text:span text:style-name="T17">&lt;footer&gt;</text:span>&lt;<text:span text:style-name="T17">nav</text:span> id='<text:span text:style-name="T17">footer</text:span>' /&gt;<text:span text:style-name="T17">&lt;/footer&gt;</text:span></text:p>
      <text:p text:style-name="P35"><text:s text:c="2"/>&lt;/body&gt;</text:p>
      <text:p text:style-name="P3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text:soft-page-break/>complete HTML<text:span text:style-name="T36">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6">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P81" text:outline-level="2">Parameters</text:h>
      <text:p text:style-name="P22">Some elements of a configuration file can be <text:span text:style-name="T2">parametrized</text:span> in a configuration file.</text:p>
      <text:h text:style-name="P83" text:outline-level="3">Example for LaTeX</text:h>
      <text:p text:style-name="P22">This is a simple example for LaTeX.</text:p>
      <text:p text:style-name="P41">&lt;?xml version="1.0" encoding="UTF-8" ?&gt;</text:p>
      <text:p text:style-name="P39">&lt;config&gt;</text:p>
      <text:p text:style-name="P39"><text:s text:c="2"/>&lt;parameter name="papersize" values="letterpaper,a4paper,a5paper"&gt;</text:p>
      <text:p text:style-name="P39"><text:s text:c="2"/><text:tab/>&lt;value-map value="letterpaper"/&gt;</text:p>
      <text:p text:style-name="P39"><text:s text:c="2"/>&lt;/parameter&gt;</text:p>
      <text:p text:style-name="P39"><text:s text:c="2"/>&lt;parameter name="orientation" values="portrait,landscape"&gt;</text:p>
      <text:p text:style-name="P39"><text:s text:c="4"/>&lt;value-map value="portrait"/&gt;</text:p>
      <text:p text:style-name="P39"><text:s text:c="2"/>&lt;/parameter&gt;</text:p>
      <text:p text:style-name="P39"><text:s text:c="2"/>&lt;option name="global_options" value="{%papersize,orientation%}" /&gt;</text:p>
      <text:p text:style-name="P39">&lt;/config&gt;</text:p>
      <text:p text:style-name="P21">The element <text:span text:style-name="Source_20_Text">parameter</text:span> defines an option <text:span text:style-name="T59">(the </text:span><text:span text:style-name="Source_20_Text"><text:span text:style-name="T59">name</text:span></text:span><text:span text:style-name="T59"> attribute) </text:span>and the possible value<text:span text:style-name="T58">s (the </text:span><text:span text:style-name="Source_20_Text"><text:span text:style-name="T58">values</text:span></text:span><text:span text:style-name="T58"> attribute, which is a comma separated list)</text:span>. <text:span text:style-name="T58">The first value is the default value. </text:span>The optional child element <text:span text:style-name="Source_20_Text">value-map</text:span> maps <text:span text:style-name="T59">a</text:span> value on some other string (the content of the <text:span text:style-name="Source_20_Text">value-map</text:span> element) in case the value is not to be used directly. <text:span text:style-name="T58">In the example, we define possible values for two global options. The values </text:span><text:span text:style-name="Source_20_Text"><text:span text:style-name="T58">10pt</text:span></text:span><text:span text:style-name="T58"> and </text:span><text:span text:style-name="Source_20_Text"><text:span text:style-name="T58">portrait</text:span></text:span><text:span text:style-name="T58"> are mapped to the empty string (because they are defaults, and hence not needed).</text:span></text:p>
      <text:h text:style-name="P83" text:outline-level="3">Parameters on the command line</text:h>
      <text:p text:style-name="P19">Parameter values can e.g. be given on the command line</text:p>
      <text:p text:style-name="P42">w2l -config myconfig.xml -papersize=a4paper file.odt</text:p>
      <text:p text:style-name="P19">This will produce</text:p>
      <text:p text:style-name="P42">\documentclass[a4paper]{article}</text:p>
      <text:p text:style-name="P19">since orientation will get the default value portrait, which maps to the empty string.</text:p>
      <text:h text:style-name="Heading_20_3" text:outline-level="3">Another example for LaTeX</text:h>
      <text:p text:style-name="P23">This is an example for LaTeX beamer, providing a selection between presentation layout and 4 on 1 handout layout.</text:p>
      <text:p text:style-name="P44"><text:soft-page-break/>&lt;?xml version="1.0" encoding="UTF-8" ?&gt;</text:p>
      <text:p text:style-name="P40">&lt;config&gt;</text:p>
      <text:p text:style-name="P43"><text:s text:c="2"/>&lt;parameter name="layout" values="presentation,4on1"&gt;</text:p>
      <text:p text:style-name="P43"><text:s text:c="4"/>&lt;value-map value="presentation"/&gt;</text:p>
      <text:p text:style-name="P43"><text:s text:c="4"/>&lt;value-map value="4on1"&gt;</text:p>
      <text:p text:style-name="P43">\usepackage{pgfpages}</text:p>
      <text:p text:style-name="P43">\pgfpagesuselayout{4 on 1}[a4paper,landscape,border shrink=1cm]</text:p>
      <text:p text:style-name="P43"><text:s text:c="4"/>&lt;/value-map&gt;</text:p>
      <text:p text:style-name="P43"><text:s text:c="2"/>&lt;/parameter&gt;</text:p>
      <text:p text:style-name="P43"><text:s text:c="2"/>&lt;option name="documentclass" value="beamer" /&gt;</text:p>
      <text:p text:style-name="P43"><text:s text:c="2"/>&lt;custom-preamble&gt;{%layout%}&lt;/custom-preamble&gt;</text:p>
      <text:p text:style-name="P43">&lt;/config&gt;</text:p>
      <text:h text:style-name="Heading_20_3" text:outline-level="3">Example for HTML5</text:h>
      <text:p text:style-name="P20">A similar example for HTML can be</text:p>
      <text:p text:style-name="P44">&lt;?xml version="1.0" encoding="UTF-8" ?&gt;</text:p>
      <text:p text:style-name="P40">&lt;config&gt;</text:p>
      <text:p text:style-name="P43"><text:s text:c="2"/>&lt;parameter name="style" values="simple,fancy" /&gt;</text:p>
      <text:p text:style-name="P43"><text:s text:c="2"/>&lt;option name="custom_stylesheet"<text:line-break/> value="http://example.org/styles/{%style%}.css" /&gt;</text:p>
      <text:p text:style-name="P43">&lt;/config&gt;</text:p>
      <text:p text:style-name="P23">This configuration provides a selection of two different stylesheets <text:span text:style-name="Source_20_Text">simple.css</text:span> and <text:span text:style-name="Source_20_Text">fancy.css</text:span>.</text:p>
      <text:h text:style-name="P83" text:outline-level="3">Configuration options available for parameters</text:h>
      <text:list xml:id="list2281045978" text:style-name="L15">
        <text:list-item>
          <text:p text:style-name="P102">In LaTeX configuration files, <text:span text:style-name="Source_20_Text"><text:span text:style-name="T72">d</text:span></text:span><text:span text:style-name="Source_20_Text">o</text:span><text:span text:style-name="Source_20_Text"><text:span text:style-name="T72">cumentclass</text:span></text:span>, <text:span text:style-name="Source_20_Text">g</text:span><text:bookmark-start text:name="__DdeLink__5679_16500506"/><text:span text:style-name="Source_20_Text">lob</text:span><text:bookmark-end text:name="__DdeLink__5679_16500506"/><text:span text:style-name="Source_20_Text">al_options</text:span> and <text:span text:style-name="Source_20_Text">custom_preamble</text:span> can have parameters</text:p>
        </text:list-item>
        <text:list-item>
          <text:p text:style-name="P103">In HTML5 configuration files, <text:span text:style-name="Source_20_Text">custom_stylesheet</text:span> can have parameters.</text:p>
        </text:list-item>
      </text:list>
      <text:p text:style-name="P20">Parameters are inserted between <text:span text:style-name="Source_20_Text">{%</text:span> and <text:span text:style-name="Source_20_Text">%}</text:span>, and either a single parameter or a <text:span text:style-name="T60">comma separated </text:span>list of parameters can be given.</text:p>
      <text:h text:style-name="Heading_20_2" text:outline-level="2"><text:bookmark-start text:name="__RefHeading__4575_1948605489"/><text:reference-mark text:name="xhtml-frontend"/>Using <text:span text:style-name="T13">LibreOffice</text:span> to create HTML<text:span text:style-name="T36">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6">5</text:span> content, which can be formatted with your own stylesheet (you should edit the file to add the URL to the stylesheet you want to use).</text:p>
      <text:p text:style-name="Text_20_body">A subset of the built-in styles in Writer are mapped to HTML<text:span text:style-name="T36">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6">5</text:span> documents. See the document <text:span text:style-name="Source_20_Text">sample-xhtml.</text:span><text:span text:style-name="Source_20_Text"><text:span text:style-name="T37">odt</text:span></text:span> for an example of how to use this.</text:p>
      <text:h text:style-name="Heading_20_3" text:outline-level="3">Links</text:h>
      <text:p text:style-name="Text_20_body">LO does not support all kind of HTML<text:span text:style-name="T36">5</text:span> link attributes, for example you cannot set <text:span text:style-name="Source_20_Text">title</text:span> or <text:span text:style-name="Source_20_Text">rel</text:span>. Writer2<text:span text:style-name="T40">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6">5</text:span> link like</text:p>
      <text:p text:style-name="Preformatted_20_Text">&lt;a href="..." title="My title" rel="next"&gt;</text:p>
      <text:p text:style-name="Text_20_body">If the name attributes does not contain such a list, the value is used for the name and title <text:soft-page-break/>attribute:</text:p>
      <text:p text:style-name="Preformatted_20_Text">My name</text:p>
      <text:p text:style-name="Text_20_body">will create an HTML<text:span text:style-name="T36">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oft-page-break/><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6">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text:soft-page-break/>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style-name="TableLine94061041782448">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94061041796928">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style-name="TableLine94061041800128">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style-name="TableLine94061041801408">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94061041803328">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94061041818048">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94061041825568">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6">5</text:span> template to use (HTML<text:span text:style-name="T36">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714269461" text:style-name="L16">
        <text:list-item>
          <text:p text:style-name="P104"><text:soft-page-break/>The method <text:span text:style-name="Source_20_Text">convertFormula</text:span> converts a StarMath string to a LaTeX string</text:p>
        </text:list-item>
        <text:list-item>
          <text:p text:style-name="P104">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Troubleshooting</text:chapter><text:tab/><text:tab/>Page <text:page-number text:select-page="current">49</text:page-number></text:p>
      </style:header>
      <style:header-left>
        <text:p text:style-name="Header">Page <text:page-number text:select-page="current">48</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Henrik Just</meta:initial-creator>
    <meta:creation-date>2003-07-03T08:45:42</meta:creation-date>
    <dc:date>2022-05-07T22:24:21.676054000</dc:date>
    <meta:print-date>2004-06-29T10:09:33</meta:print-date>
    <dc:language>en-US</dc:language>
    <meta:editing-cycles>433</meta:editing-cycles>
    <meta:editing-duration>P1DT21H55M40S</meta:editing-duration>
    <meta:document-statistic meta:table-count="22" meta:image-count="1" meta:object-count="0" meta:page-count="49" meta:paragraph-count="985" meta:word-count="11666" meta:character-count="77707" meta:non-whitespace-character-count="66244"/>
    <meta:user-defined meta:name="Info 1"/>
    <meta:user-defined meta:name="Info 2"/>
    <meta:user-defined meta:name="Info 3"/>
    <meta:user-defined meta:name="Info 4"/>
  </office:meta>
</office:document-meta>
</file>